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5209in" svg:height="7.8291in" svg:x="6.0654in" svg:y="1.0189in">
            <draw:object draw:notify-on-update-of-ranges="Sheet1.A2:Sheet1.A101 Sheet1.F2:Sheet1.F101 Sheet2.A2:Sheet2.A101 Sheet2.F2:Sheet2.F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solitary</text:p>
          </table:table-cell>
          <table:table-cell office:value-type="string">
            <text:p>recruiter</text:p>
          </table:table-cell>
          <table:table-cell office:value-type="string">
            <text:p>recruitee</text:p>
          </table:table-cell>
          <table:table-cell office:value-type="string">
            <text:p>total </text:p>
          </table:table-cell>
          <table:table-cell/>
        </table:table-row>
        <table:table-row table:style-name="ro2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table:formula="of:=[.B2]+[.C2]+[.D2]" office:value-type="float" office:value="0">
            <text:p>0</text:p>
          </table:table-cell>
          <table:table-cell table:formula="of:=[.E2]/([.A2]/1000)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]+[.C3]+[.D3]" office:value-type="float" office:value="3">
            <text:p>3</text:p>
          </table:table-cell>
          <table:table-cell table:formula="of:=[.E3]/([.A3]/1000)" office:value-type="float" office:value="1.5">
            <text:p>1.5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4]+[.C4]+[.D4]" office:value-type="float" office:value="4">
            <text:p>4</text:p>
          </table:table-cell>
          <table:table-cell table:formula="of:=[.E4]/([.A4]/1000)" office:value-type="float" office:value="1.33333333333333">
            <text:p>1.333333333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5]+[.C5]+[.D5]" office:value-type="float" office:value="6">
            <text:p>6</text:p>
          </table:table-cell>
          <table:table-cell table:formula="of:=[.E5]/([.A5]/1000)" office:value-type="float" office:value="1.5">
            <text:p>1.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6]+[.C6]+[.D6]" office:value-type="float" office:value="7">
            <text:p>7</text:p>
          </table:table-cell>
          <table:table-cell table:formula="of:=[.E6]/([.A6]/1000)" office:value-type="float" office:value="1.4">
            <text:p>1.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B7]+[.C7]+[.D7]" office:value-type="float" office:value="10">
            <text:p>10</text:p>
          </table:table-cell>
          <table:table-cell table:formula="of:=[.E7]/([.A7]/1000)" office:value-type="float" office:value="1.66666666666667">
            <text:p>1.6666666667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8]+[.C8]+[.D8]" office:value-type="float" office:value="13">
            <text:p>13</text:p>
          </table:table-cell>
          <table:table-cell table:formula="of:=[.E8]/([.A8]/1000)" office:value-type="float" office:value="1.85714285714286">
            <text:p>1.8571428571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B9]+[.C9]+[.D9]" office:value-type="float" office:value="15">
            <text:p>15</text:p>
          </table:table-cell>
          <table:table-cell table:formula="of:=[.E9]/([.A9]/1000)" office:value-type="float" office:value="1.875">
            <text:p>1.87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B10]+[.C10]+[.D10]" office:value-type="float" office:value="17">
            <text:p>17</text:p>
          </table:table-cell>
          <table:table-cell table:formula="of:=[.E10]/([.A10]/1000)" office:value-type="float" office:value="1.88888888888889">
            <text:p>1.888888888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B11]+[.C11]+[.D11]" office:value-type="float" office:value="19">
            <text:p>19</text:p>
          </table:table-cell>
          <table:table-cell table:formula="of:=[.E11]/([.A11]/1000)" office:value-type="float" office:value="1.9">
            <text:p>1.9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B12]+[.C12]+[.D12]" office:value-type="float" office:value="24">
            <text:p>24</text:p>
          </table:table-cell>
          <table:table-cell table:formula="of:=[.E12]/([.A12]/1000)" office:value-type="float" office:value="2.18181818181818">
            <text:p>2.1818181818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[.B13]+[.C13]+[.D13]" office:value-type="float" office:value="27">
            <text:p>27</text:p>
          </table:table-cell>
          <table:table-cell table:formula="of:=[.E13]/([.A13]/1000)" office:value-type="float" office:value="2.25">
            <text:p>2.25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[.B14]+[.C14]+[.D14]" office:value-type="float" office:value="28">
            <text:p>28</text:p>
          </table:table-cell>
          <table:table-cell table:formula="of:=[.E14]/([.A14]/1000)" office:value-type="float" office:value="2.15384615384615">
            <text:p>2.1538461538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[.B15]+[.C15]+[.D15]" office:value-type="float" office:value="30">
            <text:p>30</text:p>
          </table:table-cell>
          <table:table-cell table:formula="of:=[.E15]/([.A15]/1000)" office:value-type="float" office:value="2.14285714285714">
            <text:p>2.1428571429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[.B16]+[.C16]+[.D16]" office:value-type="float" office:value="35">
            <text:p>35</text:p>
          </table:table-cell>
          <table:table-cell table:formula="of:=[.E16]/([.A16]/1000)" office:value-type="float" office:value="2.33333333333333">
            <text:p>2.3333333333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B17]+[.C17]+[.D17]" office:value-type="float" office:value="37">
            <text:p>37</text:p>
          </table:table-cell>
          <table:table-cell table:formula="of:=[.E17]/([.A17]/1000)" office:value-type="float" office:value="2.3125">
            <text:p>2.312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B18]+[.C18]+[.D18]" office:value-type="float" office:value="40">
            <text:p>40</text:p>
          </table:table-cell>
          <table:table-cell table:formula="of:=[.E18]/([.A18]/1000)" office:value-type="float" office:value="2.35294117647059">
            <text:p>2.3529411765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B19]+[.C19]+[.D19]" office:value-type="float" office:value="44">
            <text:p>44</text:p>
          </table:table-cell>
          <table:table-cell table:formula="of:=[.E19]/([.A19]/1000)" office:value-type="float" office:value="2.44444444444444">
            <text:p>2.4444444444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B20]+[.C20]+[.D20]" office:value-type="float" office:value="47">
            <text:p>47</text:p>
          </table:table-cell>
          <table:table-cell table:formula="of:=[.E20]/([.A20]/1000)" office:value-type="float" office:value="2.47368421052632">
            <text:p>2.4736842105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formula="of:=[.B21]+[.C21]+[.D21]" office:value-type="float" office:value="51">
            <text:p>51</text:p>
          </table:table-cell>
          <table:table-cell table:formula="of:=[.E21]/([.A21]/1000)" office:value-type="float" office:value="2.55">
            <text:p>2.55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[.B22]+[.C22]+[.D22]" office:value-type="float" office:value="57">
            <text:p>57</text:p>
          </table:table-cell>
          <table:table-cell table:formula="of:=[.E22]/([.A22]/1000)" office:value-type="float" office:value="2.71428571428571">
            <text:p>2.7142857143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[.B23]+[.C23]+[.D23]" office:value-type="float" office:value="59">
            <text:p>59</text:p>
          </table:table-cell>
          <table:table-cell table:formula="of:=[.E23]/([.A23]/1000)" office:value-type="float" office:value="2.68181818181818">
            <text:p>2.6818181818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[.B24]+[.C24]+[.D24]" office:value-type="float" office:value="65">
            <text:p>65</text:p>
          </table:table-cell>
          <table:table-cell table:formula="of:=[.E24]/([.A24]/1000)" office:value-type="float" office:value="2.82608695652174">
            <text:p>2.8260869565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formula="of:=[.B25]+[.C25]+[.D25]" office:value-type="float" office:value="67">
            <text:p>67</text:p>
          </table:table-cell>
          <table:table-cell table:formula="of:=[.E25]/([.A25]/1000)" office:value-type="float" office:value="2.79166666666667">
            <text:p>2.7916666667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[.B26]+[.C26]+[.D26]" office:value-type="float" office:value="70">
            <text:p>70</text:p>
          </table:table-cell>
          <table:table-cell table:formula="of:=[.E26]/([.A26]/1000)" office:value-type="float" office:value="2.8">
            <text:p>2.8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[.B27]+[.C27]+[.D27]" office:value-type="float" office:value="74">
            <text:p>74</text:p>
          </table:table-cell>
          <table:table-cell table:formula="of:=[.E27]/([.A27]/1000)" office:value-type="float" office:value="2.84615384615385">
            <text:p>2.8461538462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[.B28]+[.C28]+[.D28]" office:value-type="float" office:value="80">
            <text:p>80</text:p>
          </table:table-cell>
          <table:table-cell table:formula="of:=[.E28]/([.A28]/1000)" office:value-type="float" office:value="2.96296296296296">
            <text:p>2.962962963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[.B29]+[.C29]+[.D29]" office:value-type="float" office:value="84">
            <text:p>84</text:p>
          </table:table-cell>
          <table:table-cell table:formula="of:=[.E29]/([.A29]/1000)" office:value-type="float" office:value="3">
            <text:p>3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[.B30]+[.C30]+[.D30]" office:value-type="float" office:value="86">
            <text:p>86</text:p>
          </table:table-cell>
          <table:table-cell table:formula="of:=[.E30]/([.A30]/1000)" office:value-type="float" office:value="2.96551724137931">
            <text:p>2.9655172414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[.B31]+[.C31]+[.D31]" office:value-type="float" office:value="90">
            <text:p>90</text:p>
          </table:table-cell>
          <table:table-cell table:formula="of:=[.E31]/([.A31]/1000)" office:value-type="float" office:value="3">
            <text:p>3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[.B32]+[.C32]+[.D32]" office:value-type="float" office:value="96">
            <text:p>96</text:p>
          </table:table-cell>
          <table:table-cell table:formula="of:=[.E32]/([.A32]/1000)" office:value-type="float" office:value="3.09677419354839">
            <text:p>3.0967741935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[.B33]+[.C33]+[.D33]" office:value-type="float" office:value="98">
            <text:p>98</text:p>
          </table:table-cell>
          <table:table-cell table:formula="of:=[.E33]/([.A33]/1000)" office:value-type="float" office:value="3.0625">
            <text:p>3.062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B34]+[.C34]+[.D34]" office:value-type="float" office:value="102">
            <text:p>102</text:p>
          </table:table-cell>
          <table:table-cell table:formula="of:=[.E34]/([.A34]/1000)" office:value-type="float" office:value="3.09090909090909">
            <text:p>3.0909090909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table:formula="of:=[.B35]+[.C35]+[.D35]" office:value-type="float" office:value="104">
            <text:p>104</text:p>
          </table:table-cell>
          <table:table-cell table:formula="of:=[.E35]/([.A35]/1000)" office:value-type="float" office:value="3.05882352941176">
            <text:p>3.0588235294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[.B36]+[.C36]+[.D36]" office:value-type="float" office:value="107">
            <text:p>107</text:p>
          </table:table-cell>
          <table:table-cell table:formula="of:=[.E36]/([.A36]/1000)" office:value-type="float" office:value="3.05714285714286">
            <text:p>3.0571428571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[.B37]+[.C37]+[.D37]" office:value-type="float" office:value="111">
            <text:p>111</text:p>
          </table:table-cell>
          <table:table-cell table:formula="of:=[.E37]/([.A37]/1000)" office:value-type="float" office:value="3.08333333333333">
            <text:p>3.0833333333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[.B38]+[.C38]+[.D38]" office:value-type="float" office:value="114">
            <text:p>114</text:p>
          </table:table-cell>
          <table:table-cell table:formula="of:=[.E38]/([.A38]/1000)" office:value-type="float" office:value="3.08108108108108">
            <text:p>3.0810810811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[.B39]+[.C39]+[.D39]" office:value-type="float" office:value="116">
            <text:p>116</text:p>
          </table:table-cell>
          <table:table-cell table:formula="of:=[.E39]/([.A39]/1000)" office:value-type="float" office:value="3.05263157894737">
            <text:p>3.0526315789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[.B40]+[.C40]+[.D40]" office:value-type="float" office:value="120">
            <text:p>120</text:p>
          </table:table-cell>
          <table:table-cell table:formula="of:=[.E40]/([.A40]/1000)" office:value-type="float" office:value="3.07692307692308">
            <text:p>3.0769230769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[.B41]+[.C41]+[.D41]" office:value-type="float" office:value="124">
            <text:p>124</text:p>
          </table:table-cell>
          <table:table-cell table:formula="of:=[.E41]/([.A41]/1000)" office:value-type="float" office:value="3.1">
            <text:p>3.1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[.B42]+[.C42]+[.D42]" office:value-type="float" office:value="127">
            <text:p>127</text:p>
          </table:table-cell>
          <table:table-cell table:formula="of:=[.E42]/([.A42]/1000)" office:value-type="float" office:value="3.09756097560976">
            <text:p>3.0975609756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[.B43]+[.C43]+[.D43]" office:value-type="float" office:value="131">
            <text:p>131</text:p>
          </table:table-cell>
          <table:table-cell table:formula="of:=[.E43]/([.A43]/1000)" office:value-type="float" office:value="3.11904761904762">
            <text:p>3.119047619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table:formula="of:=[.B44]+[.C44]+[.D44]" office:value-type="float" office:value="137">
            <text:p>137</text:p>
          </table:table-cell>
          <table:table-cell table:formula="of:=[.E44]/([.A44]/1000)" office:value-type="float" office:value="3.18604651162791">
            <text:p>3.1860465116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table:formula="of:=[.B45]+[.C45]+[.D45]" office:value-type="float" office:value="141">
            <text:p>141</text:p>
          </table:table-cell>
          <table:table-cell table:formula="of:=[.E45]/([.A45]/1000)" office:value-type="float" office:value="3.20454545454545">
            <text:p>3.2045454545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table:formula="of:=[.B46]+[.C46]+[.D46]" office:value-type="float" office:value="141">
            <text:p>141</text:p>
          </table:table-cell>
          <table:table-cell table:formula="of:=[.E46]/([.A46]/1000)" office:value-type="float" office:value="3.13333333333333">
            <text:p>3.1333333333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table:formula="of:=[.B47]+[.C47]+[.D47]" office:value-type="float" office:value="147">
            <text:p>147</text:p>
          </table:table-cell>
          <table:table-cell table:formula="of:=[.E47]/([.A47]/1000)" office:value-type="float" office:value="3.19565217391304">
            <text:p>3.1956521739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table:formula="of:=[.B48]+[.C48]+[.D48]" office:value-type="float" office:value="151">
            <text:p>151</text:p>
          </table:table-cell>
          <table:table-cell table:formula="of:=[.E48]/([.A48]/1000)" office:value-type="float" office:value="3.21276595744681">
            <text:p>3.2127659574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table:formula="of:=[.B49]+[.C49]+[.D49]" office:value-type="float" office:value="154">
            <text:p>154</text:p>
          </table:table-cell>
          <table:table-cell table:formula="of:=[.E49]/([.A49]/1000)" office:value-type="float" office:value="3.20833333333333">
            <text:p>3.2083333333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table:formula="of:=[.B50]+[.C50]+[.D50]" office:value-type="float" office:value="156">
            <text:p>156</text:p>
          </table:table-cell>
          <table:table-cell table:formula="of:=[.E50]/([.A50]/1000)" office:value-type="float" office:value="3.18367346938775">
            <text:p>3.1836734694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table:formula="of:=[.B51]+[.C51]+[.D51]" office:value-type="float" office:value="159">
            <text:p>159</text:p>
          </table:table-cell>
          <table:table-cell table:formula="of:=[.E51]/([.A51]/1000)" office:value-type="float" office:value="3.18">
            <text:p>3.18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table:formula="of:=[.B52]+[.C52]+[.D52]" office:value-type="float" office:value="162">
            <text:p>162</text:p>
          </table:table-cell>
          <table:table-cell table:formula="of:=[.E52]/([.A52]/1000)" office:value-type="float" office:value="3.17647058823529">
            <text:p>3.1764705882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table:formula="of:=[.B53]+[.C53]+[.D53]" office:value-type="float" office:value="165">
            <text:p>165</text:p>
          </table:table-cell>
          <table:table-cell table:formula="of:=[.E53]/([.A53]/1000)" office:value-type="float" office:value="3.17307692307692">
            <text:p>3.1730769231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table:formula="of:=[.B54]+[.C54]+[.D54]" office:value-type="float" office:value="168">
            <text:p>168</text:p>
          </table:table-cell>
          <table:table-cell table:formula="of:=[.E54]/([.A54]/1000)" office:value-type="float" office:value="3.16981132075472">
            <text:p>3.1698113208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table:formula="of:=[.B55]+[.C55]+[.D55]" office:value-type="float" office:value="172">
            <text:p>172</text:p>
          </table:table-cell>
          <table:table-cell table:formula="of:=[.E55]/([.A55]/1000)" office:value-type="float" office:value="3.18518518518519">
            <text:p>3.1851851852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table:formula="of:=[.B56]+[.C56]+[.D56]" office:value-type="float" office:value="173">
            <text:p>173</text:p>
          </table:table-cell>
          <table:table-cell table:formula="of:=[.E56]/([.A56]/1000)" office:value-type="float" office:value="3.14545454545455">
            <text:p>3.1454545455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table:formula="of:=[.B57]+[.C57]+[.D57]" office:value-type="float" office:value="179">
            <text:p>179</text:p>
          </table:table-cell>
          <table:table-cell table:formula="of:=[.E57]/([.A57]/1000)" office:value-type="float" office:value="3.19642857142857">
            <text:p>3.1964285714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table:formula="of:=[.B58]+[.C58]+[.D58]" office:value-type="float" office:value="183">
            <text:p>183</text:p>
          </table:table-cell>
          <table:table-cell table:formula="of:=[.E58]/([.A58]/1000)" office:value-type="float" office:value="3.21052631578947">
            <text:p>3.2105263158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formula="of:=[.B59]+[.C59]+[.D59]" office:value-type="float" office:value="185">
            <text:p>185</text:p>
          </table:table-cell>
          <table:table-cell table:formula="of:=[.E59]/([.A59]/1000)" office:value-type="float" office:value="3.18965517241379">
            <text:p>3.1896551724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table:formula="of:=[.B60]+[.C60]+[.D60]" office:value-type="float" office:value="188">
            <text:p>188</text:p>
          </table:table-cell>
          <table:table-cell table:formula="of:=[.E60]/([.A60]/1000)" office:value-type="float" office:value="3.1864406779661">
            <text:p>3.186440678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table:formula="of:=[.B61]+[.C61]+[.D61]" office:value-type="float" office:value="193">
            <text:p>193</text:p>
          </table:table-cell>
          <table:table-cell table:formula="of:=[.E61]/([.A61]/1000)" office:value-type="float" office:value="3.21666666666667">
            <text:p>3.2166666667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table:formula="of:=[.B62]+[.C62]+[.D62]" office:value-type="float" office:value="194">
            <text:p>194</text:p>
          </table:table-cell>
          <table:table-cell table:formula="of:=[.E62]/([.A62]/1000)" office:value-type="float" office:value="3.18032786885246">
            <text:p>3.1803278689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table:formula="of:=[.B63]+[.C63]+[.D63]" office:value-type="float" office:value="198">
            <text:p>198</text:p>
          </table:table-cell>
          <table:table-cell table:formula="of:=[.E63]/([.A63]/1000)" office:value-type="float" office:value="3.19354838709677">
            <text:p>3.1935483871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table:formula="of:=[.B64]+[.C64]+[.D64]" office:value-type="float" office:value="201">
            <text:p>201</text:p>
          </table:table-cell>
          <table:table-cell table:formula="of:=[.E64]/([.A64]/1000)" office:value-type="float" office:value="3.19047619047619">
            <text:p>3.1904761905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table:formula="of:=[.B65]+[.C65]+[.D65]" office:value-type="float" office:value="205">
            <text:p>205</text:p>
          </table:table-cell>
          <table:table-cell table:formula="of:=[.E65]/([.A65]/1000)" office:value-type="float" office:value="3.203125">
            <text:p>3.203125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formula="of:=[.B66]+[.C66]+[.D66]" office:value-type="float" office:value="207">
            <text:p>207</text:p>
          </table:table-cell>
          <table:table-cell table:formula="of:=[.E66]/([.A66]/1000)" office:value-type="float" office:value="3.18461538461538">
            <text:p>3.1846153846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float" office:value="102">
            <text:p>102</text:p>
          </table:table-cell>
          <table:table-cell table:formula="of:=[.B67]+[.C67]+[.D67]" office:value-type="float" office:value="211">
            <text:p>211</text:p>
          </table:table-cell>
          <table:table-cell table:formula="of:=[.E67]/([.A67]/1000)" office:value-type="float" office:value="3.1969696969697">
            <text:p>3.196969697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105">
            <text:p>105</text:p>
          </table:table-cell>
          <table:table-cell table:formula="of:=[.B68]+[.C68]+[.D68]" office:value-type="float" office:value="215">
            <text:p>215</text:p>
          </table:table-cell>
          <table:table-cell table:formula="of:=[.E68]/([.A68]/1000)" office:value-type="float" office:value="3.2089552238806">
            <text:p>3.2089552239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table:formula="of:=[.B69]+[.C69]+[.D69]" office:value-type="float" office:value="219">
            <text:p>219</text:p>
          </table:table-cell>
          <table:table-cell table:formula="of:=[.E69]/([.A69]/1000)" office:value-type="float" office:value="3.22058823529412">
            <text:p>3.2205882353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79">
            <text:p>79</text:p>
          </table:table-cell>
          <table:table-cell office:value-type="float" office:value="33">
            <text:p>33</text:p>
          </table:table-cell>
          <table:table-cell office:value-type="float" office:value="109">
            <text:p>109</text:p>
          </table:table-cell>
          <table:table-cell table:formula="of:=[.B70]+[.C70]+[.D70]" office:value-type="float" office:value="221">
            <text:p>221</text:p>
          </table:table-cell>
          <table:table-cell table:formula="of:=[.E70]/([.A70]/1000)" office:value-type="float" office:value="3.20289855072464">
            <text:p>3.2028985507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111">
            <text:p>111</text:p>
          </table:table-cell>
          <table:table-cell table:formula="of:=[.B71]+[.C71]+[.D71]" office:value-type="float" office:value="226">
            <text:p>226</text:p>
          </table:table-cell>
          <table:table-cell table:formula="of:=[.E71]/([.A71]/1000)" office:value-type="float" office:value="3.22857142857143">
            <text:p>3.2285714286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table:formula="of:=[.B72]+[.C72]+[.D72]" office:value-type="float" office:value="228">
            <text:p>228</text:p>
          </table:table-cell>
          <table:table-cell table:formula="of:=[.E72]/([.A72]/1000)" office:value-type="float" office:value="3.2112676056338">
            <text:p>3.2112676056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 table:formula="of:=[.B73]+[.C73]+[.D73]" office:value-type="float" office:value="231">
            <text:p>231</text:p>
          </table:table-cell>
          <table:table-cell table:formula="of:=[.E73]/([.A73]/1000)" office:value-type="float" office:value="3.20833333333333">
            <text:p>3.2083333333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table:formula="of:=[.B74]+[.C74]+[.D74]" office:value-type="float" office:value="232">
            <text:p>232</text:p>
          </table:table-cell>
          <table:table-cell table:formula="of:=[.E74]/([.A74]/1000)" office:value-type="float" office:value="3.17808219178082">
            <text:p>3.1780821918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115">
            <text:p>115</text:p>
          </table:table-cell>
          <table:table-cell table:formula="of:=[.B75]+[.C75]+[.D75]" office:value-type="float" office:value="236">
            <text:p>236</text:p>
          </table:table-cell>
          <table:table-cell table:formula="of:=[.E75]/([.A75]/1000)" office:value-type="float" office:value="3.18918918918919">
            <text:p>3.1891891892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table:formula="of:=[.B76]+[.C76]+[.D76]" office:value-type="float" office:value="237">
            <text:p>237</text:p>
          </table:table-cell>
          <table:table-cell table:formula="of:=[.E76]/([.A76]/1000)" office:value-type="float" office:value="3.16">
            <text:p>3.16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table:formula="of:=[.B77]+[.C77]+[.D77]" office:value-type="float" office:value="240">
            <text:p>240</text:p>
          </table:table-cell>
          <table:table-cell table:formula="of:=[.E77]/([.A77]/1000)" office:value-type="float" office:value="3.15789473684211">
            <text:p>3.1578947368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120">
            <text:p>120</text:p>
          </table:table-cell>
          <table:table-cell table:formula="of:=[.B78]+[.C78]+[.D78]" office:value-type="float" office:value="244">
            <text:p>244</text:p>
          </table:table-cell>
          <table:table-cell table:formula="of:=[.E78]/([.A78]/1000)" office:value-type="float" office:value="3.16883116883117">
            <text:p>3.1688311688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124">
            <text:p>124</text:p>
          </table:table-cell>
          <table:table-cell table:formula="of:=[.B79]+[.C79]+[.D79]" office:value-type="float" office:value="249">
            <text:p>249</text:p>
          </table:table-cell>
          <table:table-cell table:formula="of:=[.E79]/([.A79]/1000)" office:value-type="float" office:value="3.19230769230769">
            <text:p>3.1923076923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table:formula="of:=[.B80]+[.C80]+[.D80]" office:value-type="float" office:value="252">
            <text:p>252</text:p>
          </table:table-cell>
          <table:table-cell table:formula="of:=[.E80]/([.A80]/1000)" office:value-type="float" office:value="3.18987341772152">
            <text:p>3.1898734177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6">
            <text:p>126</text:p>
          </table:table-cell>
          <table:table-cell table:formula="of:=[.B81]+[.C81]+[.D81]" office:value-type="float" office:value="255">
            <text:p>255</text:p>
          </table:table-cell>
          <table:table-cell table:formula="of:=[.E81]/([.A81]/1000)" office:value-type="float" office:value="3.1875">
            <text:p>3.187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formula="of:=[.B82]+[.C82]+[.D82]" office:value-type="float" office:value="258">
            <text:p>258</text:p>
          </table:table-cell>
          <table:table-cell table:formula="of:=[.E82]/([.A82]/1000)" office:value-type="float" office:value="3.18518518518519">
            <text:p>3.1851851852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formula="of:=[.B83]+[.C83]+[.D83]" office:value-type="float" office:value="261">
            <text:p>261</text:p>
          </table:table-cell>
          <table:table-cell table:formula="of:=[.E83]/([.A83]/1000)" office:value-type="float" office:value="3.18292682926829">
            <text:p>3.1829268293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formula="of:=[.B84]+[.C84]+[.D84]" office:value-type="float" office:value="264">
            <text:p>264</text:p>
          </table:table-cell>
          <table:table-cell table:formula="of:=[.E84]/([.A84]/1000)" office:value-type="float" office:value="3.18072289156626">
            <text:p>3.1807228916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office:value-type="float" office:value="132">
            <text:p>132</text:p>
          </table:table-cell>
          <table:table-cell table:formula="of:=[.B85]+[.C85]+[.D85]" office:value-type="float" office:value="266">
            <text:p>266</text:p>
          </table:table-cell>
          <table:table-cell table:formula="of:=[.E85]/([.A85]/1000)" office:value-type="float" office:value="3.16666666666667">
            <text:p>3.1666666667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95">
            <text:p>95</text:p>
          </table:table-cell>
          <table:table-cell office:value-type="float" office:value="42">
            <text:p>42</text:p>
          </table:table-cell>
          <table:table-cell office:value-type="float" office:value="135">
            <text:p>135</text:p>
          </table:table-cell>
          <table:table-cell table:formula="of:=[.B86]+[.C86]+[.D86]" office:value-type="float" office:value="272">
            <text:p>272</text:p>
          </table:table-cell>
          <table:table-cell table:formula="of:=[.E86]/([.A86]/1000)" office:value-type="float" office:value="3.2">
            <text:p>3.2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136">
            <text:p>136</text:p>
          </table:table-cell>
          <table:table-cell table:formula="of:=[.B87]+[.C87]+[.D87]" office:value-type="float" office:value="275">
            <text:p>275</text:p>
          </table:table-cell>
          <table:table-cell table:formula="of:=[.E87]/([.A87]/1000)" office:value-type="float" office:value="3.19767441860465">
            <text:p>3.1976744186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136">
            <text:p>136</text:p>
          </table:table-cell>
          <table:table-cell table:formula="of:=[.B88]+[.C88]+[.D88]" office:value-type="float" office:value="278">
            <text:p>278</text:p>
          </table:table-cell>
          <table:table-cell table:formula="of:=[.E88]/([.A88]/1000)" office:value-type="float" office:value="3.19540229885057">
            <text:p>3.1954022989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  <table:table-cell table:formula="of:=[.B89]+[.C89]+[.D89]" office:value-type="float" office:value="282">
            <text:p>282</text:p>
          </table:table-cell>
          <table:table-cell table:formula="of:=[.E89]/([.A89]/1000)" office:value-type="float" office:value="3.20454545454545">
            <text:p>3.2045454545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40">
            <text:p>140</text:p>
          </table:table-cell>
          <table:table-cell table:formula="of:=[.B90]+[.C90]+[.D90]" office:value-type="float" office:value="285">
            <text:p>285</text:p>
          </table:table-cell>
          <table:table-cell table:formula="of:=[.E90]/([.A90]/1000)" office:value-type="float" office:value="3.20224719101124">
            <text:p>3.202247191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41">
            <text:p>141</text:p>
          </table:table-cell>
          <table:table-cell table:formula="of:=[.B91]+[.C91]+[.D91]" office:value-type="float" office:value="287">
            <text:p>287</text:p>
          </table:table-cell>
          <table:table-cell table:formula="of:=[.E91]/([.A91]/1000)" office:value-type="float" office:value="3.18888888888889">
            <text:p>3.1888888889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table:formula="of:=[.B92]+[.C92]+[.D92]" office:value-type="float" office:value="293">
            <text:p>293</text:p>
          </table:table-cell>
          <table:table-cell table:formula="of:=[.E92]/([.A92]/1000)" office:value-type="float" office:value="3.21978021978022">
            <text:p>3.2197802198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table:formula="of:=[.B93]+[.C93]+[.D93]" office:value-type="float" office:value="296">
            <text:p>296</text:p>
          </table:table-cell>
          <table:table-cell table:formula="of:=[.E93]/([.A93]/1000)" office:value-type="float" office:value="3.21739130434783">
            <text:p>3.2173913043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  <table:table-cell table:formula="of:=[.B94]+[.C94]+[.D94]" office:value-type="float" office:value="297">
            <text:p>297</text:p>
          </table:table-cell>
          <table:table-cell table:formula="of:=[.E94]/([.A94]/1000)" office:value-type="float" office:value="3.19354838709677">
            <text:p>3.1935483871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table:formula="of:=[.B95]+[.C95]+[.D95]" office:value-type="float" office:value="298">
            <text:p>298</text:p>
          </table:table-cell>
          <table:table-cell table:formula="of:=[.E95]/([.A95]/1000)" office:value-type="float" office:value="3.17021276595745">
            <text:p>3.170212766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102">
            <text:p>102</text:p>
          </table:table-cell>
          <table:table-cell office:value-type="float" office:value="48">
            <text:p>48</text:p>
          </table:table-cell>
          <table:table-cell office:value-type="float" office:value="152">
            <text:p>152</text:p>
          </table:table-cell>
          <table:table-cell table:formula="of:=[.B96]+[.C96]+[.D96]" office:value-type="float" office:value="302">
            <text:p>302</text:p>
          </table:table-cell>
          <table:table-cell table:formula="of:=[.E96]/([.A96]/1000)" office:value-type="float" office:value="3.17894736842105">
            <text:p>3.1789473684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table:formula="of:=[.B97]+[.C97]+[.D97]" office:value-type="float" office:value="306">
            <text:p>306</text:p>
          </table:table-cell>
          <table:table-cell table:formula="of:=[.E97]/([.A97]/1000)" office:value-type="float" office:value="3.1875">
            <text:p>3.1875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table:formula="of:=[.B98]+[.C98]+[.D98]" office:value-type="float" office:value="308">
            <text:p>308</text:p>
          </table:table-cell>
          <table:table-cell table:formula="of:=[.E98]/([.A98]/1000)" office:value-type="float" office:value="3.17525773195876">
            <text:p>3.175257732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104">
            <text:p>104</text:p>
          </table:table-cell>
          <table:table-cell office:value-type="float" office:value="51">
            <text:p>51</text:p>
          </table:table-cell>
          <table:table-cell office:value-type="float" office:value="157">
            <text:p>157</text:p>
          </table:table-cell>
          <table:table-cell table:formula="of:=[.B99]+[.C99]+[.D99]" office:value-type="float" office:value="312">
            <text:p>312</text:p>
          </table:table-cell>
          <table:table-cell table:formula="of:=[.E99]/([.A99]/1000)" office:value-type="float" office:value="3.18367346938775">
            <text:p>3.1836734694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104">
            <text:p>104</text:p>
          </table:table-cell>
          <table:table-cell office:value-type="float" office:value="51">
            <text:p>51</text:p>
          </table:table-cell>
          <table:table-cell office:value-type="float" office:value="158">
            <text:p>158</text:p>
          </table:table-cell>
          <table:table-cell table:formula="of:=[.B100]+[.C100]+[.D100]" office:value-type="float" office:value="313">
            <text:p>313</text:p>
          </table:table-cell>
          <table:table-cell table:formula="of:=[.E100]/([.A100]/1000)" office:value-type="float" office:value="3.16161616161616">
            <text:p>3.1616161616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04">
            <text:p>104</text:p>
          </table:table-cell>
          <table:table-cell office:value-type="float" office:value="51">
            <text:p>51</text:p>
          </table:table-cell>
          <table:table-cell office:value-type="float" office:value="160">
            <text:p>160</text:p>
          </table:table-cell>
          <table:table-cell table:formula="of:=[.B101]+[.C101]+[.D101]" office:value-type="float" office:value="315">
            <text:p>315</text:p>
          </table:table-cell>
          <table:table-cell table:formula="of:=[.E101]/([.A101]/1000)" office:value-type="float" office:value="3.15">
            <text:p>3.15</text:p>
          </table:table-cell>
        </table:table-row>
      </table:table>
      <table:table table:name="Sheet2" table:style-name="ta1">
        <table:shapes>
          <draw:frame draw:z-index="0" draw:style-name="gr1" svg:width="12.1957in" svg:height="7.678in" svg:x="6.3201in" svg:y="0.4181in">
            <draw:object draw:notify-on-update-of-ranges="Sheet1.A2:Sheet1.A101 Sheet1.F2:Sheet1.F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6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solitary</text:p>
          </table:table-cell>
          <table:table-cell office:value-type="string">
            <text:p>recruiter</text:p>
          </table:table-cell>
          <table:table-cell office:value-type="string">
            <text:p>recruitee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table:formula="of:=[.B2]+[.C2]+[.D2]" office:value-type="float" office:value="0">
            <text:p>0</text:p>
          </table:table-cell>
          <table:table-cell table:formula="of:=[.E2]/([.A2]/1000)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3" office:value-type="float" office:value="0">
            <text:p>0</text:p>
          </table:table-cell>
          <table:table-cell table:formula="of:=[.B3]+[.C3]+[.D3]" office:value-type="float" office:value="0">
            <text:p>0</text:p>
          </table:table-cell>
          <table:table-cell table:formula="of:=[.E3]/([.A3]/1000)" office:value-type="float" office:value="0">
            <text:p>0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]+[.C4]+[.D4]" office:value-type="float" office:value="2">
            <text:p>2</text:p>
          </table:table-cell>
          <table:table-cell table:formula="of:=[.E4]/([.A4]/1000)" office:value-type="float" office:value="0.666666666666667">
            <text:p>0.6666666667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5]+[.C5]+[.D5]" office:value-type="float" office:value="6">
            <text:p>6</text:p>
          </table:table-cell>
          <table:table-cell table:formula="of:=[.E5]/([.A5]/1000)" office:value-type="float" office:value="1.5">
            <text:p>1.5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6]+[.C6]+[.D6]" office:value-type="float" office:value="7">
            <text:p>7</text:p>
          </table:table-cell>
          <table:table-cell table:formula="of:=[.E6]/([.A6]/1000)" office:value-type="float" office:value="1.4">
            <text:p>1.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7]+[.C7]+[.D7]" office:value-type="float" office:value="9">
            <text:p>9</text:p>
          </table:table-cell>
          <table:table-cell table:formula="of:=[.E7]/([.A7]/1000)" office:value-type="float" office:value="1.5">
            <text:p>1.5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8]+[.C8]+[.D8]" office:value-type="float" office:value="10">
            <text:p>10</text:p>
          </table:table-cell>
          <table:table-cell table:formula="of:=[.E8]/([.A8]/1000)" office:value-type="float" office:value="1.42857142857143">
            <text:p>1.4285714286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B9]+[.C9]+[.D9]" office:value-type="float" office:value="12">
            <text:p>12</text:p>
          </table:table-cell>
          <table:table-cell table:formula="of:=[.E9]/([.A9]/1000)" office:value-type="float" office:value="1.5">
            <text:p>1.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B10]+[.C10]+[.D10]" office:value-type="float" office:value="14">
            <text:p>14</text:p>
          </table:table-cell>
          <table:table-cell table:formula="of:=[.E10]/([.A10]/1000)" office:value-type="float" office:value="1.55555555555556">
            <text:p>1.5555555556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B11]+[.C11]+[.D11]" office:value-type="float" office:value="15">
            <text:p>15</text:p>
          </table:table-cell>
          <table:table-cell table:formula="of:=[.E11]/([.A11]/1000)" office:value-type="float" office:value="1.5">
            <text:p>1.5</text:p>
          </table:table-cell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B12]+[.C12]+[.D12]" office:value-type="float" office:value="16">
            <text:p>16</text:p>
          </table:table-cell>
          <table:table-cell table:formula="of:=[.E12]/([.A12]/1000)" office:value-type="float" office:value="1.45454545454545">
            <text:p>1.4545454545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3]+[.C13]+[.D13]" office:value-type="float" office:value="19">
            <text:p>19</text:p>
          </table:table-cell>
          <table:table-cell table:formula="of:=[.E13]/([.A13]/1000)" office:value-type="float" office:value="1.58333333333333">
            <text:p>1.5833333333</text:p>
          </table:table-cell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4]+[.C14]+[.D14]" office:value-type="float" office:value="19">
            <text:p>19</text:p>
          </table:table-cell>
          <table:table-cell table:formula="of:=[.E14]/([.A14]/1000)" office:value-type="float" office:value="1.46153846153846">
            <text:p>1.4615384615</text:p>
          </table:table-cell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B15]+[.C15]+[.D15]" office:value-type="float" office:value="20">
            <text:p>20</text:p>
          </table:table-cell>
          <table:table-cell table:formula="of:=[.E15]/([.A15]/1000)" office:value-type="float" office:value="1.42857142857143">
            <text:p>1.4285714286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[.B16]+[.C16]+[.D16]" office:value-type="float" office:value="23">
            <text:p>23</text:p>
          </table:table-cell>
          <table:table-cell table:formula="of:=[.E16]/([.A16]/1000)" office:value-type="float" office:value="1.53333333333333">
            <text:p>1.5333333333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B17]+[.C17]+[.D17]" office:value-type="float" office:value="25">
            <text:p>25</text:p>
          </table:table-cell>
          <table:table-cell table:formula="of:=[.E17]/([.A17]/1000)" office:value-type="float" office:value="1.5625">
            <text:p>1.5625</text:p>
          </table:table-cell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B18]+[.C18]+[.D18]" office:value-type="float" office:value="26">
            <text:p>26</text:p>
          </table:table-cell>
          <table:table-cell table:formula="of:=[.E18]/([.A18]/1000)" office:value-type="float" office:value="1.52941176470588">
            <text:p>1.5294117647</text:p>
          </table:table-cell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[.B19]+[.C19]+[.D19]" office:value-type="float" office:value="27">
            <text:p>27</text:p>
          </table:table-cell>
          <table:table-cell table:formula="of:=[.E19]/([.A19]/1000)" office:value-type="float" office:value="1.5">
            <text:p>1.5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B20]+[.C20]+[.D20]" office:value-type="float" office:value="32">
            <text:p>32</text:p>
          </table:table-cell>
          <table:table-cell table:formula="of:=[.E20]/([.A20]/1000)" office:value-type="float" office:value="1.68421052631579">
            <text:p>1.6842105263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[.B21]+[.C21]+[.D21]" office:value-type="float" office:value="33">
            <text:p>33</text:p>
          </table:table-cell>
          <table:table-cell table:formula="of:=[.E21]/([.A21]/1000)" office:value-type="float" office:value="1.65">
            <text:p>1.65</text:p>
          </table:table-cell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[.B22]+[.C22]+[.D22]" office:value-type="float" office:value="35">
            <text:p>35</text:p>
          </table:table-cell>
          <table:table-cell table:formula="of:=[.E22]/([.A22]/1000)" office:value-type="float" office:value="1.66666666666667">
            <text:p>1.6666666667</text:p>
          </table:table-cell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[.B23]+[.C23]+[.D23]" office:value-type="float" office:value="40">
            <text:p>40</text:p>
          </table:table-cell>
          <table:table-cell table:formula="of:=[.E23]/([.A23]/1000)" office:value-type="float" office:value="1.81818181818182">
            <text:p>1.8181818182</text:p>
          </table:table-cell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[.B24]+[.C24]+[.D24]" office:value-type="float" office:value="42">
            <text:p>42</text:p>
          </table:table-cell>
          <table:table-cell table:formula="of:=[.E24]/([.A24]/1000)" office:value-type="float" office:value="1.82608695652174">
            <text:p>1.8260869565</text:p>
          </table:table-cell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[.B25]+[.C25]+[.D25]" office:value-type="float" office:value="43">
            <text:p>43</text:p>
          </table:table-cell>
          <table:table-cell table:formula="of:=[.E25]/([.A25]/1000)" office:value-type="float" office:value="1.79166666666667">
            <text:p>1.7916666667</text:p>
          </table:table-cell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[.B26]+[.C26]+[.D26]" office:value-type="float" office:value="44">
            <text:p>44</text:p>
          </table:table-cell>
          <table:table-cell table:formula="of:=[.E26]/([.A26]/1000)" office:value-type="float" office:value="1.76">
            <text:p>1.76</text:p>
          </table:table-cell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[.B27]+[.C27]+[.D27]" office:value-type="float" office:value="49">
            <text:p>49</text:p>
          </table:table-cell>
          <table:table-cell table:formula="of:=[.E27]/([.A27]/1000)" office:value-type="float" office:value="1.88461538461538">
            <text:p>1.8846153846</text:p>
          </table:table-cell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[.B28]+[.C28]+[.D28]" office:value-type="float" office:value="54">
            <text:p>54</text:p>
          </table:table-cell>
          <table:table-cell table:formula="of:=[.E28]/([.A28]/1000)" office:value-type="float" office:value="2">
            <text:p>2</text:p>
          </table:table-cell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[.B29]+[.C29]+[.D29]" office:value-type="float" office:value="56">
            <text:p>56</text:p>
          </table:table-cell>
          <table:table-cell table:formula="of:=[.E29]/([.A29]/1000)" office:value-type="float" office:value="2">
            <text:p>2</text:p>
          </table:table-cell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[.B30]+[.C30]+[.D30]" office:value-type="float" office:value="59">
            <text:p>59</text:p>
          </table:table-cell>
          <table:table-cell table:formula="of:=[.E30]/([.A30]/1000)" office:value-type="float" office:value="2.03448275862069">
            <text:p>2.0344827586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[.B31]+[.C31]+[.D31]" office:value-type="float" office:value="64">
            <text:p>64</text:p>
          </table:table-cell>
          <table:table-cell table:formula="of:=[.E31]/([.A31]/1000)" office:value-type="float" office:value="2.13333333333333">
            <text:p>2.1333333333</text:p>
          </table:table-cell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[.B32]+[.C32]+[.D32]" office:value-type="float" office:value="66">
            <text:p>66</text:p>
          </table:table-cell>
          <table:table-cell table:formula="of:=[.E32]/([.A32]/1000)" office:value-type="float" office:value="2.12903225806452">
            <text:p>2.1290322581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[.B33]+[.C33]+[.D33]" office:value-type="float" office:value="70">
            <text:p>70</text:p>
          </table:table-cell>
          <table:table-cell table:formula="of:=[.E33]/([.A33]/1000)" office:value-type="float" office:value="2.1875">
            <text:p>2.1875</text:p>
          </table:table-cell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table:formula="of:=[.B34]+[.C34]+[.D34]" office:value-type="float" office:value="73">
            <text:p>73</text:p>
          </table:table-cell>
          <table:table-cell table:formula="of:=[.E34]/([.A34]/1000)" office:value-type="float" office:value="2.21212121212121">
            <text:p>2.2121212121</text:p>
          </table:table-cell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[.B35]+[.C35]+[.D35]" office:value-type="float" office:value="76">
            <text:p>76</text:p>
          </table:table-cell>
          <table:table-cell table:formula="of:=[.E35]/([.A35]/1000)" office:value-type="float" office:value="2.23529411764706">
            <text:p>2.2352941176</text:p>
          </table:table-cell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[.B36]+[.C36]+[.D36]" office:value-type="float" office:value="79">
            <text:p>79</text:p>
          </table:table-cell>
          <table:table-cell table:formula="of:=[.E36]/([.A36]/1000)" office:value-type="float" office:value="2.25714285714286">
            <text:p>2.2571428571</text:p>
          </table:table-cell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[.B37]+[.C37]+[.D37]" office:value-type="float" office:value="83">
            <text:p>83</text:p>
          </table:table-cell>
          <table:table-cell table:formula="of:=[.E37]/([.A37]/1000)" office:value-type="float" office:value="2.30555555555556">
            <text:p>2.3055555556</text:p>
          </table:table-cell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[.B38]+[.C38]+[.D38]" office:value-type="float" office:value="85">
            <text:p>85</text:p>
          </table:table-cell>
          <table:table-cell table:formula="of:=[.E38]/([.A38]/1000)" office:value-type="float" office:value="2.2972972972973">
            <text:p>2.2972972973</text:p>
          </table:table-cell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[.B39]+[.C39]+[.D39]" office:value-type="float" office:value="87">
            <text:p>87</text:p>
          </table:table-cell>
          <table:table-cell table:formula="of:=[.E39]/([.A39]/1000)" office:value-type="float" office:value="2.28947368421053">
            <text:p>2.2894736842</text:p>
          </table:table-cell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formula="of:=[.B40]+[.C40]+[.D40]" office:value-type="float" office:value="91">
            <text:p>91</text:p>
          </table:table-cell>
          <table:table-cell table:formula="of:=[.E40]/([.A40]/1000)" office:value-type="float" office:value="2.33333333333333">
            <text:p>2.3333333333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table:number-columns-repeated="2"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1]+[.C41]+[.D41]" office:value-type="float" office:value="94">
            <text:p>94</text:p>
          </table:table-cell>
          <table:table-cell table:formula="of:=[.E41]/([.A41]/1000)" office:value-type="float" office:value="2.35">
            <text:p>2.35</text:p>
          </table:table-cell>
        </table:table-row>
        <table:table-row table:style-name="ro2">
          <table:table-cell office:value-type="float" office:value="41000">
            <text:p>41000</text:p>
          </table:table-cell>
          <table:table-cell table:number-columns-repeated="2"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[.B42]+[.C42]+[.D42]" office:value-type="float" office:value="99">
            <text:p>99</text:p>
          </table:table-cell>
          <table:table-cell table:formula="of:=[.E42]/([.A42]/1000)" office:value-type="float" office:value="2.41463414634146">
            <text:p>2.4146341463</text:p>
          </table:table-cell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[.B43]+[.C43]+[.D43]" office:value-type="float" office:value="101">
            <text:p>101</text:p>
          </table:table-cell>
          <table:table-cell table:formula="of:=[.E43]/([.A43]/1000)" office:value-type="float" office:value="2.4047619047619">
            <text:p>2.4047619048</text:p>
          </table:table-cell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table:formula="of:=[.B44]+[.C44]+[.D44]" office:value-type="float" office:value="103">
            <text:p>103</text:p>
          </table:table-cell>
          <table:table-cell table:formula="of:=[.E44]/([.A44]/1000)" office:value-type="float" office:value="2.3953488372093">
            <text:p>2.3953488372</text:p>
          </table:table-cell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table:formula="of:=[.B45]+[.C45]+[.D45]" office:value-type="float" office:value="106">
            <text:p>106</text:p>
          </table:table-cell>
          <table:table-cell table:formula="of:=[.E45]/([.A45]/1000)" office:value-type="float" office:value="2.40909090909091">
            <text:p>2.4090909091</text:p>
          </table:table-cell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B46]+[.C46]+[.D46]" office:value-type="float" office:value="110">
            <text:p>110</text:p>
          </table:table-cell>
          <table:table-cell table:formula="of:=[.E46]/([.A46]/1000)" office:value-type="float" office:value="2.44444444444444">
            <text:p>2.4444444444</text:p>
          </table:table-cell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table:formula="of:=[.B47]+[.C47]+[.D47]" office:value-type="float" office:value="113">
            <text:p>113</text:p>
          </table:table-cell>
          <table:table-cell table:formula="of:=[.E47]/([.A47]/1000)" office:value-type="float" office:value="2.45652173913043">
            <text:p>2.4565217391</text:p>
          </table:table-cell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formula="of:=[.B48]+[.C48]+[.D48]" office:value-type="float" office:value="114">
            <text:p>114</text:p>
          </table:table-cell>
          <table:table-cell table:formula="of:=[.E48]/([.A48]/1000)" office:value-type="float" office:value="2.42553191489362">
            <text:p>2.4255319149</text:p>
          </table:table-cell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table:formula="of:=[.B49]+[.C49]+[.D49]" office:value-type="float" office:value="116">
            <text:p>116</text:p>
          </table:table-cell>
          <table:table-cell table:formula="of:=[.E49]/([.A49]/1000)" office:value-type="float" office:value="2.41666666666667">
            <text:p>2.4166666667</text:p>
          </table:table-cell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table:formula="of:=[.B50]+[.C50]+[.D50]" office:value-type="float" office:value="121">
            <text:p>121</text:p>
          </table:table-cell>
          <table:table-cell table:formula="of:=[.E50]/([.A50]/1000)" office:value-type="float" office:value="2.46938775510204">
            <text:p>2.4693877551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formula="of:=[.B51]+[.C51]+[.D51]" office:value-type="float" office:value="127">
            <text:p>127</text:p>
          </table:table-cell>
          <table:table-cell table:formula="of:=[.E51]/([.A51]/1000)" office:value-type="float" office:value="2.54">
            <text:p>2.54</text:p>
          </table:table-cell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table:formula="of:=[.B52]+[.C52]+[.D52]" office:value-type="float" office:value="130">
            <text:p>130</text:p>
          </table:table-cell>
          <table:table-cell table:formula="of:=[.E52]/([.A52]/1000)" office:value-type="float" office:value="2.54901960784314">
            <text:p>2.5490196078</text:p>
          </table:table-cell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table:formula="of:=[.B53]+[.C53]+[.D53]" office:value-type="float" office:value="132">
            <text:p>132</text:p>
          </table:table-cell>
          <table:table-cell table:formula="of:=[.E53]/([.A53]/1000)" office:value-type="float" office:value="2.53846153846154">
            <text:p>2.5384615385</text:p>
          </table:table-cell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table:formula="of:=[.B54]+[.C54]+[.D54]" office:value-type="float" office:value="135">
            <text:p>135</text:p>
          </table:table-cell>
          <table:table-cell table:formula="of:=[.E54]/([.A54]/1000)" office:value-type="float" office:value="2.54716981132075">
            <text:p>2.5471698113</text:p>
          </table:table-cell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table:formula="of:=[.B55]+[.C55]+[.D55]" office:value-type="float" office:value="136">
            <text:p>136</text:p>
          </table:table-cell>
          <table:table-cell table:formula="of:=[.E55]/([.A55]/1000)" office:value-type="float" office:value="2.51851851851852">
            <text:p>2.5185185185</text:p>
          </table:table-cell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table:formula="of:=[.B56]+[.C56]+[.D56]" office:value-type="float" office:value="139">
            <text:p>139</text:p>
          </table:table-cell>
          <table:table-cell table:formula="of:=[.E56]/([.A56]/1000)" office:value-type="float" office:value="2.52727272727273">
            <text:p>2.5272727273</text:p>
          </table:table-cell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table:formula="of:=[.B57]+[.C57]+[.D57]" office:value-type="float" office:value="142">
            <text:p>142</text:p>
          </table:table-cell>
          <table:table-cell table:formula="of:=[.E57]/([.A57]/1000)" office:value-type="float" office:value="2.53571428571429">
            <text:p>2.5357142857</text:p>
          </table:table-cell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table:formula="of:=[.B58]+[.C58]+[.D58]" office:value-type="float" office:value="146">
            <text:p>146</text:p>
          </table:table-cell>
          <table:table-cell table:formula="of:=[.E58]/([.A58]/1000)" office:value-type="float" office:value="2.56140350877193">
            <text:p>2.5614035088</text:p>
          </table:table-cell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table:formula="of:=[.B59]+[.C59]+[.D59]" office:value-type="float" office:value="146">
            <text:p>146</text:p>
          </table:table-cell>
          <table:table-cell table:formula="of:=[.E59]/([.A59]/1000)" office:value-type="float" office:value="2.51724137931034">
            <text:p>2.5172413793</text:p>
          </table:table-cell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table:formula="of:=[.B60]+[.C60]+[.D60]" office:value-type="float" office:value="150">
            <text:p>150</text:p>
          </table:table-cell>
          <table:table-cell table:formula="of:=[.E60]/([.A60]/1000)" office:value-type="float" office:value="2.54237288135593">
            <text:p>2.5423728814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table:formula="of:=[.B61]+[.C61]+[.D61]" office:value-type="float" office:value="155">
            <text:p>155</text:p>
          </table:table-cell>
          <table:table-cell table:formula="of:=[.E61]/([.A61]/1000)" office:value-type="float" office:value="2.58333333333333">
            <text:p>2.5833333333</text:p>
          </table:table-cell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 table:formula="of:=[.B62]+[.C62]+[.D62]" office:value-type="float" office:value="155">
            <text:p>155</text:p>
          </table:table-cell>
          <table:table-cell table:formula="of:=[.E62]/([.A62]/1000)" office:value-type="float" office:value="2.54098360655738">
            <text:p>2.5409836066</text:p>
          </table:table-cell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table:formula="of:=[.B63]+[.C63]+[.D63]" office:value-type="float" office:value="161">
            <text:p>161</text:p>
          </table:table-cell>
          <table:table-cell table:formula="of:=[.E63]/([.A63]/1000)" office:value-type="float" office:value="2.59677419354839">
            <text:p>2.5967741935</text:p>
          </table:table-cell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table:formula="of:=[.B64]+[.C64]+[.D64]" office:value-type="float" office:value="162">
            <text:p>162</text:p>
          </table:table-cell>
          <table:table-cell table:formula="of:=[.E64]/([.A64]/1000)" office:value-type="float" office:value="2.57142857142857">
            <text:p>2.5714285714</text:p>
          </table:table-cell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table:formula="of:=[.B65]+[.C65]+[.D65]" office:value-type="float" office:value="165">
            <text:p>165</text:p>
          </table:table-cell>
          <table:table-cell table:formula="of:=[.E65]/([.A65]/1000)" office:value-type="float" office:value="2.578125">
            <text:p>2.578125</text:p>
          </table:table-cell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table:formula="of:=[.B66]+[.C66]+[.D66]" office:value-type="float" office:value="168">
            <text:p>168</text:p>
          </table:table-cell>
          <table:table-cell table:formula="of:=[.E66]/([.A66]/1000)" office:value-type="float" office:value="2.58461538461538">
            <text:p>2.5846153846</text:p>
          </table:table-cell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table:formula="of:=[.B67]+[.C67]+[.D67]" office:value-type="float" office:value="170">
            <text:p>170</text:p>
          </table:table-cell>
          <table:table-cell table:formula="of:=[.E67]/([.A67]/1000)" office:value-type="float" office:value="2.57575757575758">
            <text:p>2.5757575758</text:p>
          </table:table-cell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table:formula="of:=[.B68]+[.C68]+[.D68]" office:value-type="float" office:value="173">
            <text:p>173</text:p>
          </table:table-cell>
          <table:table-cell table:formula="of:=[.E68]/([.A68]/1000)" office:value-type="float" office:value="2.58208955223881">
            <text:p>2.5820895522</text:p>
          </table:table-cell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table:formula="of:=[.B69]+[.C69]+[.D69]" office:value-type="float" office:value="176">
            <text:p>176</text:p>
          </table:table-cell>
          <table:table-cell table:formula="of:=[.E69]/([.A69]/1000)" office:value-type="float" office:value="2.58823529411765">
            <text:p>2.5882352941</text:p>
          </table:table-cell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table:formula="of:=[.B70]+[.C70]+[.D70]" office:value-type="float" office:value="177">
            <text:p>177</text:p>
          </table:table-cell>
          <table:table-cell table:formula="of:=[.E70]/([.A70]/1000)" office:value-type="float" office:value="2.56521739130435">
            <text:p>2.5652173913</text:p>
          </table:table-cell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table:formula="of:=[.B71]+[.C71]+[.D71]" office:value-type="float" office:value="178">
            <text:p>178</text:p>
          </table:table-cell>
          <table:table-cell table:formula="of:=[.E71]/([.A71]/1000)" office:value-type="float" office:value="2.54285714285714">
            <text:p>2.5428571429</text:p>
          </table:table-cell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table:formula="of:=[.B72]+[.C72]+[.D72]" office:value-type="float" office:value="180">
            <text:p>180</text:p>
          </table:table-cell>
          <table:table-cell table:formula="of:=[.E72]/([.A72]/1000)" office:value-type="float" office:value="2.53521126760563">
            <text:p>2.5352112676</text:p>
          </table:table-cell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table:formula="of:=[.B73]+[.C73]+[.D73]" office:value-type="float" office:value="183">
            <text:p>183</text:p>
          </table:table-cell>
          <table:table-cell table:formula="of:=[.E73]/([.A73]/1000)" office:value-type="float" office:value="2.54166666666667">
            <text:p>2.5416666667</text:p>
          </table:table-cell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table:formula="of:=[.B74]+[.C74]+[.D74]" office:value-type="float" office:value="184">
            <text:p>184</text:p>
          </table:table-cell>
          <table:table-cell table:formula="of:=[.E74]/([.A74]/1000)" office:value-type="float" office:value="2.52054794520548">
            <text:p>2.5205479452</text:p>
          </table:table-cell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formula="of:=[.B75]+[.C75]+[.D75]" office:value-type="float" office:value="188">
            <text:p>188</text:p>
          </table:table-cell>
          <table:table-cell table:formula="of:=[.E75]/([.A75]/1000)" office:value-type="float" office:value="2.54054054054054">
            <text:p>2.5405405405</text:p>
          </table:table-cell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formula="of:=[.B76]+[.C76]+[.D76]" office:value-type="float" office:value="191">
            <text:p>191</text:p>
          </table:table-cell>
          <table:table-cell table:formula="of:=[.E76]/([.A76]/1000)" office:value-type="float" office:value="2.54666666666667">
            <text:p>2.5466666667</text:p>
          </table:table-cell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table:formula="of:=[.B77]+[.C77]+[.D77]" office:value-type="float" office:value="196">
            <text:p>196</text:p>
          </table:table-cell>
          <table:table-cell table:formula="of:=[.E77]/([.A77]/1000)" office:value-type="float" office:value="2.57894736842105">
            <text:p>2.5789473684</text:p>
          </table:table-cell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formula="of:=[.B78]+[.C78]+[.D78]" office:value-type="float" office:value="197">
            <text:p>197</text:p>
          </table:table-cell>
          <table:table-cell table:formula="of:=[.E78]/([.A78]/1000)" office:value-type="float" office:value="2.55844155844156">
            <text:p>2.5584415584</text:p>
          </table:table-cell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formula="of:=[.B79]+[.C79]+[.D79]" office:value-type="float" office:value="198">
            <text:p>198</text:p>
          </table:table-cell>
          <table:table-cell table:formula="of:=[.E79]/([.A79]/1000)" office:value-type="float" office:value="2.53846153846154">
            <text:p>2.5384615385</text:p>
          </table:table-cell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table:formula="of:=[.B80]+[.C80]+[.D80]" office:value-type="float" office:value="201">
            <text:p>201</text:p>
          </table:table-cell>
          <table:table-cell table:formula="of:=[.E80]/([.A80]/1000)" office:value-type="float" office:value="2.54430379746835">
            <text:p>2.5443037975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table:formula="of:=[.B81]+[.C81]+[.D81]" office:value-type="float" office:value="202">
            <text:p>202</text:p>
          </table:table-cell>
          <table:table-cell table:formula="of:=[.E81]/([.A81]/1000)" office:value-type="float" office:value="2.525">
            <text:p>2.525</text:p>
          </table:table-cell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07">
            <text:p>107</text:p>
          </table:table-cell>
          <table:table-cell table:formula="of:=[.B82]+[.C82]+[.D82]" office:value-type="float" office:value="205">
            <text:p>205</text:p>
          </table:table-cell>
          <table:table-cell table:formula="of:=[.E82]/([.A82]/1000)" office:value-type="float" office:value="2.53086419753086">
            <text:p>2.5308641975</text:p>
          </table:table-cell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table:formula="of:=[.B83]+[.C83]+[.D83]" office:value-type="float" office:value="209">
            <text:p>209</text:p>
          </table:table-cell>
          <table:table-cell table:formula="of:=[.E83]/([.A83]/1000)" office:value-type="float" office:value="2.54878048780488">
            <text:p>2.5487804878</text:p>
          </table:table-cell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table:formula="of:=[.B84]+[.C84]+[.D84]" office:value-type="float" office:value="211">
            <text:p>211</text:p>
          </table:table-cell>
          <table:table-cell table:formula="of:=[.E84]/([.A84]/1000)" office:value-type="float" office:value="2.5421686746988">
            <text:p>2.5421686747</text:p>
          </table:table-cell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table:formula="of:=[.B85]+[.C85]+[.D85]" office:value-type="float" office:value="216">
            <text:p>216</text:p>
          </table:table-cell>
          <table:table-cell table:formula="of:=[.E85]/([.A85]/1000)" office:value-type="float" office:value="2.57142857142857">
            <text:p>2.5714285714</text:p>
          </table:table-cell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formula="of:=[.B86]+[.C86]+[.D86]" office:value-type="float" office:value="219">
            <text:p>219</text:p>
          </table:table-cell>
          <table:table-cell table:formula="of:=[.E86]/([.A86]/1000)" office:value-type="float" office:value="2.57647058823529">
            <text:p>2.5764705882</text:p>
          </table:table-cell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  <table:table-cell table:formula="of:=[.B87]+[.C87]+[.D87]" office:value-type="float" office:value="222">
            <text:p>222</text:p>
          </table:table-cell>
          <table:table-cell table:formula="of:=[.E87]/([.A87]/1000)" office:value-type="float" office:value="2.58139534883721">
            <text:p>2.5813953488</text:p>
          </table:table-cell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 table:formula="of:=[.B88]+[.C88]+[.D88]" office:value-type="float" office:value="223">
            <text:p>223</text:p>
          </table:table-cell>
          <table:table-cell table:formula="of:=[.E88]/([.A88]/1000)" office:value-type="float" office:value="2.5632183908046">
            <text:p>2.5632183908</text:p>
          </table:table-cell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B89]+[.C89]+[.D89]" office:value-type="float" office:value="227">
            <text:p>227</text:p>
          </table:table-cell>
          <table:table-cell table:formula="of:=[.E89]/([.A89]/1000)" office:value-type="float" office:value="2.57954545454545">
            <text:p>2.5795454545</text:p>
          </table:table-cell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table:formula="of:=[.B90]+[.C90]+[.D90]" office:value-type="float" office:value="230">
            <text:p>230</text:p>
          </table:table-cell>
          <table:table-cell table:formula="of:=[.E90]/([.A90]/1000)" office:value-type="float" office:value="2.58426966292135">
            <text:p>2.5842696629</text:p>
          </table:table-cell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table:formula="of:=[.B91]+[.C91]+[.D91]" office:value-type="float" office:value="233">
            <text:p>233</text:p>
          </table:table-cell>
          <table:table-cell table:formula="of:=[.E91]/([.A91]/1000)" office:value-type="float" office:value="2.58888888888889">
            <text:p>2.5888888889</text:p>
          </table:table-cell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table:formula="of:=[.B92]+[.C92]+[.D92]" office:value-type="float" office:value="239">
            <text:p>239</text:p>
          </table:table-cell>
          <table:table-cell table:formula="of:=[.E92]/([.A92]/1000)" office:value-type="float" office:value="2.62637362637363">
            <text:p>2.6263736264</text:p>
          </table:table-cell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table:formula="of:=[.B93]+[.C93]+[.D93]" office:value-type="float" office:value="241">
            <text:p>241</text:p>
          </table:table-cell>
          <table:table-cell table:formula="of:=[.E93]/([.A93]/1000)" office:value-type="float" office:value="2.6195652173913">
            <text:p>2.6195652174</text:p>
          </table:table-cell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table:formula="of:=[.B94]+[.C94]+[.D94]" office:value-type="float" office:value="243">
            <text:p>243</text:p>
          </table:table-cell>
          <table:table-cell table:formula="of:=[.E94]/([.A94]/1000)" office:value-type="float" office:value="2.61290322580645">
            <text:p>2.6129032258</text:p>
          </table:table-cell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  <table:table-cell table:formula="of:=[.B95]+[.C95]+[.D95]" office:value-type="float" office:value="245">
            <text:p>245</text:p>
          </table:table-cell>
          <table:table-cell table:formula="of:=[.E95]/([.A95]/1000)" office:value-type="float" office:value="2.6063829787234">
            <text:p>2.6063829787</text:p>
          </table:table-cell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130">
            <text:p>130</text:p>
          </table:table-cell>
          <table:table-cell table:formula="of:=[.B96]+[.C96]+[.D96]" office:value-type="float" office:value="248">
            <text:p>248</text:p>
          </table:table-cell>
          <table:table-cell table:formula="of:=[.E96]/([.A96]/1000)" office:value-type="float" office:value="2.61052631578947">
            <text:p>2.6105263158</text:p>
          </table:table-cell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132">
            <text:p>132</text:p>
          </table:table-cell>
          <table:table-cell table:formula="of:=[.B97]+[.C97]+[.D97]" office:value-type="float" office:value="250">
            <text:p>250</text:p>
          </table:table-cell>
          <table:table-cell table:formula="of:=[.E97]/([.A97]/1000)" office:value-type="float" office:value="2.60416666666667">
            <text:p>2.6041666667</text:p>
          </table:table-cell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33">
            <text:p>133</text:p>
          </table:table-cell>
          <table:table-cell table:formula="of:=[.B98]+[.C98]+[.D98]" office:value-type="float" office:value="253">
            <text:p>253</text:p>
          </table:table-cell>
          <table:table-cell table:formula="of:=[.E98]/([.A98]/1000)" office:value-type="float" office:value="2.60824742268041">
            <text:p>2.6082474227</text:p>
          </table:table-cell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table:formula="of:=[.B99]+[.C99]+[.D99]" office:value-type="float" office:value="256">
            <text:p>256</text:p>
          </table:table-cell>
          <table:table-cell table:formula="of:=[.E99]/([.A99]/1000)" office:value-type="float" office:value="2.61224489795918">
            <text:p>2.612244898</text:p>
          </table:table-cell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table:formula="of:=[.B100]+[.C100]+[.D100]" office:value-type="float" office:value="260">
            <text:p>260</text:p>
          </table:table-cell>
          <table:table-cell table:formula="of:=[.E100]/([.A100]/1000)" office:value-type="float" office:value="2.62626262626263">
            <text:p>2.6262626263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140">
            <text:p>140</text:p>
          </table:table-cell>
          <table:table-cell table:formula="of:=[.B101]+[.C101]+[.D101]" office:value-type="float" office:value="263">
            <text:p>263</text:p>
          </table:table-cell>
          <table:table-cell table:formula="of:=[.E101]/([.A101]/1000)" office:value-type="float" office:value="2.63">
            <text:p>2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14:04:26</dc:date>
    <dc:creator>SITUBUN </dc:creator>
    <meta:generator>LibreOffice/3.5$Linux_X86_64 LibreOffice_project/350m1$Build-2</meta:generator>
    <meta:editing-duration>PT46S</meta:editing-duration>
    <meta:editing-cycles>3</meta:editing-cycles>
    <meta:document-statistic meta:table-count="2" meta:cell-count="1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84cm" svg:height="19.887cm" xlink:href=".." xlink:type="simple" chart:class="chart:scatter" chart:style-name="ch1">
        <chart:legend chart:legend-position="end" svg:x="21.358cm" svg:y="9.395cm" style:legend-expansion="high" chart:style-name="ch2"/>
        <chart:plot-area chart:style-name="ch3" table:cell-range-address="Sheet1.A2:Sheet1.A101 Sheet1.F2:Sheet1.F101 Sheet2.F2:Sheet2.F101" svg:x="0.933cm" svg:y="1.723cm" svg:width="19.459cm" svg:height="17.347cm">
          <chartooo:coordinate-region svg:x="1.66cm" svg:y="1.923cm" svg:width="18.176cm" svg:height="16.1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01" chart:class="chart:scatter">
            <chart:domain table:cell-range-address="Sheet1.A2:Sheet1.A101"/>
            <chart:data-point chart:repeated="100"/>
          </chart:series>
          <chart:series chart:style-name="ch8" chart:values-cell-range-address="Sheet2.F2:Sheet2.F101" chart:class="chart:scatter">
            <chart:domain table:cell-range-address="Sheet2.A2:Sheet2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  <table:table-cell office:value-type="float" office:value="1000">
                <text:p>1000</text:p>
                <draw:g>
                  <svg:desc>Sheet2.A2:Sheet2.A101</svg:desc>
                </draw:g>
              </table:table-cell>
              <table:table-cell office:value-type="float" office:value="0">
                <text:p>0</text:p>
                <draw:g>
                  <svg:desc>Sheet2.F2:Sheet2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5">
                <text:p>1.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000">
                <text:p>300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.5">
                <text:p>1.5</text:p>
              </table:table-cell>
              <table:table-cell office:value-type="float" office:value="4000">
                <text:p>4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.4">
                <text:p>1.4</text:p>
              </table:table-cell>
              <table:table-cell office:value-type="float" office:value="5000">
                <text:p>50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6000">
                <text:p>6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7000">
                <text:p>700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875">
                <text:p>1.875</text:p>
              </table:table-cell>
              <table:table-cell office:value-type="float" office:value="8000">
                <text:p>8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9000">
                <text:p>9000</text:p>
              </table:table-cell>
              <table:table-cell office:value-type="float" office:value="1.55555555555556">
                <text:p>1.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.9">
                <text:p>1.9</text:p>
              </table:table-cell>
              <table:table-cell office:value-type="float" office:value="10000">
                <text:p>10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11000">
                <text:p>11000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2.25">
                <text:p>2.25</text:p>
              </table:table-cell>
              <table:table-cell office:value-type="float" office:value="12000">
                <text:p>12000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13000">
                <text:p>13000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4000">
                <text:p>1400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5000">
                <text:p>1500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2.3125">
                <text:p>2.3125</text:p>
              </table:table-cell>
              <table:table-cell office:value-type="float" office:value="16000">
                <text:p>1600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2.35294117647059">
                <text:p>2.35294117647059</text:p>
              </table:table-cell>
              <table:table-cell office:value-type="float" office:value="17000">
                <text:p>17000</text:p>
              </table:table-cell>
              <table:table-cell office:value-type="float" office:value="1.52941176470588">
                <text:p>1.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18000">
                <text:p>18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2.47368421052632">
                <text:p>2.47368421052632</text:p>
              </table:table-cell>
              <table:table-cell office:value-type="float" office:value="19000">
                <text:p>19000</text:p>
              </table:table-cell>
              <table:table-cell office:value-type="float" office:value="1.68421052631579">
                <text:p>1.68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  <table:table-cell office:value-type="float" office:value="20000">
                <text:p>200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21000">
                <text:p>2100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2.68181818181818">
                <text:p>2.68181818181818</text:p>
              </table:table-cell>
              <table:table-cell office:value-type="float" office:value="22000">
                <text:p>22000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2.82608695652174">
                <text:p>2.82608695652174</text:p>
              </table:table-cell>
              <table:table-cell office:value-type="float" office:value="23000">
                <text:p>23000</text:p>
              </table:table-cell>
              <table:table-cell office:value-type="float" office:value="1.82608695652174">
                <text:p>1.82608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2.79166666666667">
                <text:p>2.79166666666667</text:p>
              </table:table-cell>
              <table:table-cell office:value-type="float" office:value="24000">
                <text:p>24000</text:p>
              </table:table-cell>
              <table:table-cell office:value-type="float" office:value="1.79166666666667">
                <text:p>1.79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2.8">
                <text:p>2.8</text:p>
              </table:table-cell>
              <table:table-cell office:value-type="float" office:value="25000">
                <text:p>2500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2.84615384615385">
                <text:p>2.84615384615385</text:p>
              </table:table-cell>
              <table:table-cell office:value-type="float" office:value="26000">
                <text:p>26000</text:p>
              </table:table-cell>
              <table:table-cell office:value-type="float" office:value="1.88461538461538">
                <text:p>1.884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27000">
                <text:p>27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3">
                <text:p>3</text:p>
              </table:table-cell>
              <table:table-cell office:value-type="float" office:value="28000">
                <text:p>28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2.96551724137931">
                <text:p>2.96551724137931</text:p>
              </table:table-cell>
              <table:table-cell office:value-type="float" office:value="29000">
                <text:p>29000</text:p>
              </table:table-cell>
              <table:table-cell office:value-type="float" office:value="2.03448275862069">
                <text:p>2.0344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3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31000">
                <text:p>31000</text:p>
              </table:table-cell>
              <table:table-cell office:value-type="float" office:value="2.12903225806452">
                <text:p>2.12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3.0625">
                <text:p>3.0625</text:p>
              </table:table-cell>
              <table:table-cell office:value-type="float" office:value="32000">
                <text:p>3200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3.09090909090909">
                <text:p>3.09090909090909</text:p>
              </table:table-cell>
              <table:table-cell office:value-type="float" office:value="33000">
                <text:p>33000</text:p>
              </table:table-cell>
              <table:table-cell office:value-type="float" office:value="2.21212121212121">
                <text:p>2.21212121212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3.05882352941176">
                <text:p>3.05882352941176</text:p>
              </table:table-cell>
              <table:table-cell office:value-type="float" office:value="34000">
                <text:p>34000</text:p>
              </table:table-cell>
              <table:table-cell office:value-type="float" office:value="2.23529411764706">
                <text:p>2.23529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3.05714285714286">
                <text:p>3.05714285714286</text:p>
              </table:table-cell>
              <table:table-cell office:value-type="float" office:value="35000">
                <text:p>35000</text:p>
              </table:table-cell>
              <table:table-cell office:value-type="float" office:value="2.25714285714286">
                <text:p>2.2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36000">
                <text:p>36000</text:p>
              </table:table-cell>
              <table:table-cell office:value-type="float" office:value="2.30555555555556">
                <text:p>2.30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3.08108108108108">
                <text:p>3.08108108108108</text:p>
              </table:table-cell>
              <table:table-cell office:value-type="float" office:value="37000">
                <text:p>37000</text:p>
              </table:table-cell>
              <table:table-cell office:value-type="float" office:value="2.2972972972973">
                <text:p>2.2972972972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3.05263157894737">
                <text:p>3.05263157894737</text:p>
              </table:table-cell>
              <table:table-cell office:value-type="float" office:value="38000">
                <text:p>38000</text:p>
              </table:table-cell>
              <table:table-cell office:value-type="float" office:value="2.28947368421053">
                <text:p>2.2894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39000">
                <text:p>39000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3.1">
                <text:p>3.1</text:p>
              </table:table-cell>
              <table:table-cell office:value-type="float" office:value="40000">
                <text:p>4000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3.09756097560976">
                <text:p>3.09756097560976</text:p>
              </table:table-cell>
              <table:table-cell office:value-type="float" office:value="41000">
                <text:p>41000</text:p>
              </table:table-cell>
              <table:table-cell office:value-type="float" office:value="2.41463414634146">
                <text:p>2.41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3.11904761904762">
                <text:p>3.11904761904762</text:p>
              </table:table-cell>
              <table:table-cell office:value-type="float" office:value="42000">
                <text:p>42000</text:p>
              </table:table-cell>
              <table:table-cell office:value-type="float" office:value="2.4047619047619">
                <text:p>2.4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3.18604651162791">
                <text:p>3.18604651162791</text:p>
              </table:table-cell>
              <table:table-cell office:value-type="float" office:value="43000">
                <text:p>43000</text:p>
              </table:table-cell>
              <table:table-cell office:value-type="float" office:value="2.3953488372093">
                <text:p>2.3953488372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3.20454545454545">
                <text:p>3.20454545454545</text:p>
              </table:table-cell>
              <table:table-cell office:value-type="float" office:value="44000">
                <text:p>44000</text:p>
              </table:table-cell>
              <table:table-cell office:value-type="float" office:value="2.40909090909091">
                <text:p>2.4090909090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45000">
                <text:p>45000</text:p>
              </table:table-cell>
              <table:table-cell office:value-type="float" office:value="2.44444444444444">
                <text:p>2.4444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3.19565217391304">
                <text:p>3.19565217391304</text:p>
              </table:table-cell>
              <table:table-cell office:value-type="float" office:value="46000">
                <text:p>46000</text:p>
              </table:table-cell>
              <table:table-cell office:value-type="float" office:value="2.45652173913043">
                <text:p>2.4565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3.21276595744681">
                <text:p>3.21276595744681</text:p>
              </table:table-cell>
              <table:table-cell office:value-type="float" office:value="47000">
                <text:p>47000</text:p>
              </table:table-cell>
              <table:table-cell office:value-type="float" office:value="2.42553191489362">
                <text:p>2.425531914893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48000">
                <text:p>48000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3.18367346938775">
                <text:p>3.18367346938775</text:p>
              </table:table-cell>
              <table:table-cell office:value-type="float" office:value="49000">
                <text:p>49000</text:p>
              </table:table-cell>
              <table:table-cell office:value-type="float" office:value="2.46938775510204">
                <text:p>2.46938775510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3.18">
                <text:p>3.18</text:p>
              </table:table-cell>
              <table:table-cell office:value-type="float" office:value="50000">
                <text:p>50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3.17647058823529">
                <text:p>3.17647058823529</text:p>
              </table:table-cell>
              <table:table-cell office:value-type="float" office:value="51000">
                <text:p>51000</text:p>
              </table:table-cell>
              <table:table-cell office:value-type="float" office:value="2.54901960784314">
                <text:p>2.54901960784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3.17307692307692">
                <text:p>3.17307692307692</text:p>
              </table:table-cell>
              <table:table-cell office:value-type="float" office:value="52000">
                <text:p>52000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3.16981132075472">
                <text:p>3.16981132075472</text:p>
              </table:table-cell>
              <table:table-cell office:value-type="float" office:value="53000">
                <text:p>53000</text:p>
              </table:table-cell>
              <table:table-cell office:value-type="float" office:value="2.54716981132075">
                <text:p>2.54716981132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3.18518518518519">
                <text:p>3.18518518518519</text:p>
              </table:table-cell>
              <table:table-cell office:value-type="float" office:value="54000">
                <text:p>54000</text:p>
              </table:table-cell>
              <table:table-cell office:value-type="float" office:value="2.51851851851852">
                <text:p>2.5185185185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3.14545454545455">
                <text:p>3.14545454545455</text:p>
              </table:table-cell>
              <table:table-cell office:value-type="float" office:value="55000">
                <text:p>55000</text:p>
              </table:table-cell>
              <table:table-cell office:value-type="float" office:value="2.52727272727273">
                <text:p>2.52727272727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3.19642857142857">
                <text:p>3.19642857142857</text:p>
              </table:table-cell>
              <table:table-cell office:value-type="float" office:value="56000">
                <text:p>56000</text:p>
              </table:table-cell>
              <table:table-cell office:value-type="float" office:value="2.53571428571429">
                <text:p>2.53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3.21052631578947">
                <text:p>3.21052631578947</text:p>
              </table:table-cell>
              <table:table-cell office:value-type="float" office:value="57000">
                <text:p>57000</text:p>
              </table:table-cell>
              <table:table-cell office:value-type="float" office:value="2.56140350877193">
                <text:p>2.56140350877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3.18965517241379">
                <text:p>3.18965517241379</text:p>
              </table:table-cell>
              <table:table-cell office:value-type="float" office:value="58000">
                <text:p>58000</text:p>
              </table:table-cell>
              <table:table-cell office:value-type="float" office:value="2.51724137931034">
                <text:p>2.517241379310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3.1864406779661">
                <text:p>3.1864406779661</text:p>
              </table:table-cell>
              <table:table-cell office:value-type="float" office:value="59000">
                <text:p>59000</text:p>
              </table:table-cell>
              <table:table-cell office:value-type="float" office:value="2.54237288135593">
                <text:p>2.54237288135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3.21666666666667">
                <text:p>3.21666666666667</text:p>
              </table:table-cell>
              <table:table-cell office:value-type="float" office:value="60000">
                <text:p>60000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3.18032786885246">
                <text:p>3.18032786885246</text:p>
              </table:table-cell>
              <table:table-cell office:value-type="float" office:value="61000">
                <text:p>61000</text:p>
              </table:table-cell>
              <table:table-cell office:value-type="float" office:value="2.54098360655738">
                <text:p>2.5409836065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62000">
                <text:p>62000</text:p>
              </table:table-cell>
              <table:table-cell office:value-type="float" office:value="2.59677419354839">
                <text:p>2.596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3.19047619047619">
                <text:p>3.19047619047619</text:p>
              </table:table-cell>
              <table:table-cell office:value-type="float" office:value="63000">
                <text:p>63000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3.203125">
                <text:p>3.203125</text:p>
              </table:table-cell>
              <table:table-cell office:value-type="float" office:value="64000">
                <text:p>64000</text:p>
              </table:table-cell>
              <table:table-cell office:value-type="float" office:value="2.578125">
                <text:p>2.57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3.18461538461538">
                <text:p>3.18461538461538</text:p>
              </table:table-cell>
              <table:table-cell office:value-type="float" office:value="65000">
                <text:p>65000</text:p>
              </table:table-cell>
              <table:table-cell office:value-type="float" office:value="2.58461538461538">
                <text:p>2.584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3.1969696969697">
                <text:p>3.1969696969697</text:p>
              </table:table-cell>
              <table:table-cell office:value-type="float" office:value="66000">
                <text:p>66000</text:p>
              </table:table-cell>
              <table:table-cell office:value-type="float" office:value="2.57575757575758">
                <text:p>2.57575757575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3.2089552238806">
                <text:p>3.2089552238806</text:p>
              </table:table-cell>
              <table:table-cell office:value-type="float" office:value="67000">
                <text:p>67000</text:p>
              </table:table-cell>
              <table:table-cell office:value-type="float" office:value="2.58208955223881">
                <text:p>2.5820895522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3.22058823529412">
                <text:p>3.22058823529412</text:p>
              </table:table-cell>
              <table:table-cell office:value-type="float" office:value="68000">
                <text:p>68000</text:p>
              </table:table-cell>
              <table:table-cell office:value-type="float" office:value="2.58823529411765">
                <text:p>2.58823529411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3.20289855072464">
                <text:p>3.20289855072464</text:p>
              </table:table-cell>
              <table:table-cell office:value-type="float" office:value="69000">
                <text:p>69000</text:p>
              </table:table-cell>
              <table:table-cell office:value-type="float" office:value="2.56521739130435">
                <text:p>2.5652173913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3.22857142857143">
                <text:p>3.22857142857143</text:p>
              </table:table-cell>
              <table:table-cell office:value-type="float" office:value="70000">
                <text:p>70000</text:p>
              </table:table-cell>
              <table:table-cell office:value-type="float" office:value="2.54285714285714">
                <text:p>2.5428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3.2112676056338">
                <text:p>3.2112676056338</text:p>
              </table:table-cell>
              <table:table-cell office:value-type="float" office:value="71000">
                <text:p>71000</text:p>
              </table:table-cell>
              <table:table-cell office:value-type="float" office:value="2.53521126760563">
                <text:p>2.535211267605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72000">
                <text:p>72000</text:p>
              </table:table-cell>
              <table:table-cell office:value-type="float" office:value="2.54166666666667">
                <text:p>2.541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3.17808219178082">
                <text:p>3.17808219178082</text:p>
              </table:table-cell>
              <table:table-cell office:value-type="float" office:value="73000">
                <text:p>73000</text:p>
              </table:table-cell>
              <table:table-cell office:value-type="float" office:value="2.52054794520548">
                <text:p>2.52054794520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3.18918918918919">
                <text:p>3.18918918918919</text:p>
              </table:table-cell>
              <table:table-cell office:value-type="float" office:value="74000">
                <text:p>7400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3.16">
                <text:p>3.16</text:p>
              </table:table-cell>
              <table:table-cell office:value-type="float" office:value="75000">
                <text:p>75000</text:p>
              </table:table-cell>
              <table:table-cell office:value-type="float" office:value="2.54666666666667">
                <text:p>2.54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76000">
                <text:p>76000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3.16883116883117">
                <text:p>3.16883116883117</text:p>
              </table:table-cell>
              <table:table-cell office:value-type="float" office:value="77000">
                <text:p>77000</text:p>
              </table:table-cell>
              <table:table-cell office:value-type="float" office:value="2.55844155844156">
                <text:p>2.55844155844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3.19230769230769">
                <text:p>3.19230769230769</text:p>
              </table:table-cell>
              <table:table-cell office:value-type="float" office:value="78000">
                <text:p>78000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3.18987341772152">
                <text:p>3.18987341772152</text:p>
              </table:table-cell>
              <table:table-cell office:value-type="float" office:value="79000">
                <text:p>79000</text:p>
              </table:table-cell>
              <table:table-cell office:value-type="float" office:value="2.54430379746835">
                <text:p>2.544303797468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3.1875">
                <text:p>3.1875</text:p>
              </table:table-cell>
              <table:table-cell office:value-type="float" office:value="80000">
                <text:p>80000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3.18518518518519">
                <text:p>3.18518518518519</text:p>
              </table:table-cell>
              <table:table-cell office:value-type="float" office:value="81000">
                <text:p>81000</text:p>
              </table:table-cell>
              <table:table-cell office:value-type="float" office:value="2.53086419753086">
                <text:p>2.53086419753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3.18292682926829">
                <text:p>3.18292682926829</text:p>
              </table:table-cell>
              <table:table-cell office:value-type="float" office:value="82000">
                <text:p>82000</text:p>
              </table:table-cell>
              <table:table-cell office:value-type="float" office:value="2.54878048780488">
                <text:p>2.54878048780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3.18072289156626">
                <text:p>3.18072289156626</text:p>
              </table:table-cell>
              <table:table-cell office:value-type="float" office:value="83000">
                <text:p>83000</text:p>
              </table:table-cell>
              <table:table-cell office:value-type="float" office:value="2.5421686746988">
                <text:p>2.5421686746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84000">
                <text:p>84000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3.2">
                <text:p>3.2</text:p>
              </table:table-cell>
              <table:table-cell office:value-type="float" office:value="85000">
                <text:p>85000</text:p>
              </table:table-cell>
              <table:table-cell office:value-type="float" office:value="2.57647058823529">
                <text:p>2.57647058823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.19767441860465">
                <text:p>3.19767441860465</text:p>
              </table:table-cell>
              <table:table-cell office:value-type="float" office:value="86000">
                <text:p>86000</text:p>
              </table:table-cell>
              <table:table-cell office:value-type="float" office:value="2.58139534883721">
                <text:p>2.58139534883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3.19540229885057">
                <text:p>3.19540229885057</text:p>
              </table:table-cell>
              <table:table-cell office:value-type="float" office:value="87000">
                <text:p>87000</text:p>
              </table:table-cell>
              <table:table-cell office:value-type="float" office:value="2.5632183908046">
                <text:p>2.5632183908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3.20454545454545">
                <text:p>3.20454545454545</text:p>
              </table:table-cell>
              <table:table-cell office:value-type="float" office:value="88000">
                <text:p>88000</text:p>
              </table:table-cell>
              <table:table-cell office:value-type="float" office:value="2.57954545454545">
                <text:p>2.5795454545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3.20224719101124">
                <text:p>3.20224719101124</text:p>
              </table:table-cell>
              <table:table-cell office:value-type="float" office:value="89000">
                <text:p>89000</text:p>
              </table:table-cell>
              <table:table-cell office:value-type="float" office:value="2.58426966292135">
                <text:p>2.584269662921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3.18888888888889">
                <text:p>3.18888888888889</text:p>
              </table:table-cell>
              <table:table-cell office:value-type="float" office:value="90000">
                <text:p>90000</text:p>
              </table:table-cell>
              <table:table-cell office:value-type="float" office:value="2.58888888888889">
                <text:p>2.5888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3.21978021978022">
                <text:p>3.21978021978022</text:p>
              </table:table-cell>
              <table:table-cell office:value-type="float" office:value="91000">
                <text:p>91000</text:p>
              </table:table-cell>
              <table:table-cell office:value-type="float" office:value="2.62637362637363">
                <text:p>2.62637362637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3.21739130434783">
                <text:p>3.21739130434783</text:p>
              </table:table-cell>
              <table:table-cell office:value-type="float" office:value="92000">
                <text:p>92000</text:p>
              </table:table-cell>
              <table:table-cell office:value-type="float" office:value="2.6195652173913">
                <text:p>2.61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3.19354838709677">
                <text:p>3.19354838709677</text:p>
              </table:table-cell>
              <table:table-cell office:value-type="float" office:value="93000">
                <text:p>93000</text:p>
              </table:table-cell>
              <table:table-cell office:value-type="float" office:value="2.61290322580645">
                <text:p>2.61290322580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3.17021276595745">
                <text:p>3.17021276595745</text:p>
              </table:table-cell>
              <table:table-cell office:value-type="float" office:value="94000">
                <text:p>94000</text:p>
              </table:table-cell>
              <table:table-cell office:value-type="float" office:value="2.6063829787234">
                <text:p>2.6063829787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3.17894736842105">
                <text:p>3.17894736842105</text:p>
              </table:table-cell>
              <table:table-cell office:value-type="float" office:value="95000">
                <text:p>95000</text:p>
              </table:table-cell>
              <table:table-cell office:value-type="float" office:value="2.61052631578947">
                <text:p>2.61052631578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3.1875">
                <text:p>3.1875</text:p>
              </table:table-cell>
              <table:table-cell office:value-type="float" office:value="96000">
                <text:p>96000</text:p>
              </table:table-cell>
              <table:table-cell office:value-type="float" office:value="2.60416666666667">
                <text:p>2.6041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3.17525773195876">
                <text:p>3.17525773195876</text:p>
              </table:table-cell>
              <table:table-cell office:value-type="float" office:value="97000">
                <text:p>97000</text:p>
              </table:table-cell>
              <table:table-cell office:value-type="float" office:value="2.60824742268041">
                <text:p>2.60824742268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3.18367346938775">
                <text:p>3.18367346938775</text:p>
              </table:table-cell>
              <table:table-cell office:value-type="float" office:value="98000">
                <text:p>98000</text:p>
              </table:table-cell>
              <table:table-cell office:value-type="float" office:value="2.61224489795918">
                <text:p>2.61224489795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3.16161616161616">
                <text:p>3.16161616161616</text:p>
              </table:table-cell>
              <table:table-cell office:value-type="float" office:value="99000">
                <text:p>99000</text:p>
              </table:table-cell>
              <table:table-cell office:value-type="float" office:value="2.62626262626263">
                <text:p>2.626262626262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3.15">
                <text:p>3.15</text:p>
              </table:table-cell>
              <table:table-cell office:value-type="float" office:value="100000">
                <text:p>100000</text:p>
              </table:table-cell>
              <table:table-cell office:value-type="float" office:value="2.63">
                <text:p>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978cm" svg:height="19.503cm" xlink:href=".." xlink:type="simple" chart:class="chart:scatter" chart:style-name="ch1">
        <chart:legend chart:legend-position="end" svg:x="28.152cm" svg:y="9.452cm" style:legend-expansion="high" chart:style-name="ch2"/>
        <chart:plot-area chart:style-name="ch3" table:cell-range-address="Sheet1.A2:Sheet1.A101 Sheet1.F2:Sheet1.F101" svg:x="1.069cm" svg:y="1.695cm" svg:width="25.845cm" svg:height="16.998cm">
          <chartooo:coordinate-region svg:x="1.796cm" svg:y="1.894cm" svg:width="24.561cm" svg:height="16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.88888888888889">
                <text:p>1.8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2.18181818181818">
                <text:p>2.181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2.15384615384615">
                <text:p>2.1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2.3125">
                <text:p>2.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2.35294117647059">
                <text:p>2.352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2.44444444444444">
                <text:p>2.444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2.47368421052632">
                <text:p>2.47368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2.68181818181818">
                <text:p>2.681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2.82608695652174">
                <text:p>2.82608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2.79166666666667">
                <text:p>2.791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2.84615384615385">
                <text:p>2.84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2.96296296296296">
                <text:p>2.96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2.96551724137931">
                <text:p>2.96551724137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3.09677419354839">
                <text:p>3.096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3.09090909090909">
                <text:p>3.0909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3.05882352941176">
                <text:p>3.05882352941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3.05714285714286">
                <text:p>3.0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3.08333333333333">
                <text:p>3.08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3.08108108108108">
                <text:p>3.08108108108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3.05263157894737">
                <text:p>3.05263157894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3.09756097560976">
                <text:p>3.09756097560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3.11904761904762">
                <text:p>3.11904761904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3.18604651162791">
                <text:p>3.1860465116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3.20454545454545">
                <text:p>3.204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3.19565217391304">
                <text:p>3.19565217391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3.21276595744681">
                <text:p>3.212765957446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3.20833333333333">
                <text:p>3.20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3.18367346938775">
                <text:p>3.183673469387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3.17647058823529">
                <text:p>3.17647058823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3.17307692307692">
                <text:p>3.1730769230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3.16981132075472">
                <text:p>3.16981132075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3.18518518518519">
                <text:p>3.18518518518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3.14545454545455">
                <text:p>3.1454545454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3.19642857142857">
                <text:p>3.19642857142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3.21052631578947">
                <text:p>3.21052631578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3.18965517241379">
                <text:p>3.18965517241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3.1864406779661">
                <text:p>3.18644067796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3.21666666666667">
                <text:p>3.21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3.18032786885246">
                <text:p>3.18032786885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3.19354838709677">
                <text:p>3.19354838709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3.19047619047619">
                <text:p>3.19047619047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3.203125">
                <text:p>3.2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3.18461538461538">
                <text:p>3.184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3.1969696969697">
                <text:p>3.19696969696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3.2089552238806">
                <text:p>3.2089552238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3.22058823529412">
                <text:p>3.22058823529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3.20289855072464">
                <text:p>3.2028985507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3.22857142857143">
                <text:p>3.228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3.2112676056338">
                <text:p>3.2112676056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3.20833333333333">
                <text:p>3.208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3.17808219178082">
                <text:p>3.178082191780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3.18918918918919">
                <text:p>3.1891891891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3.15789473684211">
                <text:p>3.15789473684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3.16883116883117">
                <text:p>3.16883116883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3.19230769230769">
                <text:p>3.192307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3.18987341772152">
                <text:p>3.18987341772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3.18518518518519">
                <text:p>3.185185185185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3.18292682926829">
                <text:p>3.18292682926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3.18072289156626">
                <text:p>3.18072289156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.19767441860465">
                <text:p>3.19767441860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3.19540229885057">
                <text:p>3.195402298850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3.20454545454545">
                <text:p>3.2045454545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3.20224719101124">
                <text:p>3.20224719101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3.18888888888889">
                <text:p>3.1888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3.21978021978022">
                <text:p>3.21978021978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3.21739130434783">
                <text:p>3.217391304347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3.19354838709677">
                <text:p>3.193548387096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3.17021276595745">
                <text:p>3.170212765957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3.17894736842105">
                <text:p>3.17894736842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3.17525773195876">
                <text:p>3.175257731958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3.18367346938775">
                <text:p>3.183673469387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3.16161616161616">
                <text:p>3.161616161616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3.15">
                <text:p>3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